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ru" fo:country="RU" officeooo:rsid="00116c5d" officeooo:paragraph-rsid="00116c5d"/>
    </style:style>
    <style:style style:name="P2" style:family="paragraph" style:parent-style-name="Standard">
      <style:text-properties style:font-name="Times New Roman" fo:font-size="14pt" officeooo:rsid="00116c5d" officeooo:paragraph-rsid="00116c5d" style:font-size-asian="12.25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116c5d" officeooo:paragraph-rsid="00116c5d" style:font-size-asian="12.25pt" style:font-size-complex="14pt"/>
    </style:style>
    <style:style style:name="P4" style:family="paragraph" style:parent-style-name="Standard" style:list-style-name="L1">
      <style:text-properties style:font-name="Times New Roman" fo:font-size="14pt" fo:language="ru" fo:country="RU" officeooo:rsid="00116c5d" officeooo:paragraph-rsid="00116c5d" style:font-size-asian="12.25pt" style:font-size-complex="14pt"/>
    </style:style>
    <style:style style:name="P5" style:family="paragraph" style:parent-style-name="Standard" style:list-style-name="L2">
      <style:text-properties style:font-name="Times New Roman" fo:font-size="14pt" fo:language="ru" fo:country="RU" officeooo:rsid="00116c5d" officeooo:paragraph-rsid="00116c5d" style:font-size-asian="12.25pt" style:font-size-complex="14pt"/>
    </style:style>
    <style:style style:name="P6" style:family="paragraph" style:parent-style-name="Standard" style:list-style-name="L3">
      <style:text-properties style:font-name="Times New Roman" fo:font-size="14pt" fo:language="ru" fo:country="RU" officeooo:rsid="00116c5d" officeooo:paragraph-rsid="00116c5d" style:font-size-asian="12.25pt" style:font-size-complex="14pt"/>
    </style:style>
    <style:style style:name="P7" style:family="paragraph" style:parent-style-name="Standard" style:list-style-name="L4">
      <style:text-properties style:font-name="Times New Roman" fo:font-size="14pt" fo:language="ru" fo:country="RU" officeooo:rsid="00116c5d" officeooo:paragraph-rsid="00116c5d" style:font-size-asian="12.25pt" style:font-size-complex="14pt"/>
    </style:style>
    <style:style style:name="P8" style:family="paragraph" style:parent-style-name="Standard">
      <style:text-properties style:font-name="Times New Roman" fo:font-size="14pt" fo:language="ru" fo:country="RU" officeooo:rsid="001245c3" officeooo:paragraph-rsid="001245c3" style:font-size-asian="12.25pt" style:font-size-complex="14pt"/>
    </style:style>
    <style:style style:name="P9" style:family="paragraph" style:parent-style-name="Standard" style:list-style-name="L3">
      <style:text-properties style:font-name="Times New Roman" fo:font-size="14pt" fo:language="ru" fo:country="RU" officeooo:rsid="001245c3" officeooo:paragraph-rsid="001245c3" style:font-size-asian="12.25pt" style:font-size-complex="14pt"/>
    </style:style>
    <style:style style:name="P10" style:family="paragraph" style:parent-style-name="Standard" style:list-style-name="L5">
      <style:text-properties style:font-name="Times New Roman" fo:font-size="14pt" fo:language="ru" fo:country="RU" officeooo:rsid="001245c3" officeooo:paragraph-rsid="001245c3" style:font-size-asian="12.25pt" style:font-size-complex="14pt"/>
    </style:style>
    <style:style style:name="P11" style:family="paragraph" style:parent-style-name="Standard" style:list-style-name="L6">
      <style:text-properties style:font-name="Times New Roman" fo:font-size="14pt" fo:language="ru" fo:country="RU" officeooo:rsid="001245c3" officeooo:paragraph-rsid="001245c3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officeooo:rsid="001245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<text:span text:style-name="T2">Libre Office</text:span></text:p>
      <text:p text:style-name="P3">Достоинства:</text:p>
      <text:list text:style-name="L1">
        <text:list-item>
          <text:p text:style-name="P4">Знакомый интерфейс для пользователей текстовыми редакторами.</text:p>
        </text:list-item>
        <text:list-item>
          <text:p text:style-name="P4">Возможно самостоятельно создать структуру резюме.</text:p>
        </text:list-item>
        <text:list-item>
          <text:p text:style-name="P4">Возможно редактировать документ в любое время.</text:p>
        </text:list-item>
        <text:list-item>
          <text:p text:style-name="P4">Полная свобода в дизайне и оформлении, что позволяет создать уникальное резюме.</text:p>
        </text:list-item>
      </text:list>
      <text:p text:style-name="P3"/>
      <text:p text:style-name="P3">Недостатки:</text:p>
      <text:list text:style-name="L2">
        <text:list-item>
          <text:p text:style-name="P5">Очень мало готовых шаблонов, встроенных в программу.</text:p>
        </text:list-item>
      </text:list>
      <text:p text:style-name="P2"><text:span text:style-name="T1"/></text:p>
      <text:p text:style-name="P2"><text:span text:style-name="T1">2. </text:span><text:span text:style-name="T2">Resumeup</text:span></text:p>
      <text:p text:style-name="P3"><text:span text:style-name="T1">Достоинства:</text:span></text:p>
      <text:list text:style-name="L3">
        <text:list-item>
          <text:p text:style-name="P6">Удобный и интуитивно понятный сайт.</text:p>
        </text:list-item>
        <text:list-item>
          <text:p text:style-name="P6">Предлагает заполнить резюме по пунктами.</text:p>
        </text:list-item>
        <text:list-item>
          <text:p text:style-name="P6">Возможно редактировать резюме через некоторое время, так как оно сохраняется в вашем профиле.</text:p>
        </text:list-item>
        <text:list-item>
          <text:p text:style-name="P6">Есть много шаблонов, которым можно задать цвет.</text:p>
        </text:list-item>
        <text:list-item>
          <text:p text:style-name="P9">Можно редактировать готовую структуру шаблона.</text:p>
        </text:list-item>
      </text:list>
      <text:p text:style-name="P3"><text:span text:style-name="T1"/></text:p>
      <text:p text:style-name="P3"><text:span text:style-name="T1">Недостатки:</text:span></text:p>
      <text:list text:style-name="L4">
        <text:list-item>
          <text:p text:style-name="P7">Нужна регистрация на сайте.</text:p>
        </text:list-item>
        <text:list-item>
          <text:p text:style-name="P7">Нельзя создать свой собственный «шаблон», что приведет к тому, что снижает индивидуальность.</text:p>
        </text:list-item>
        <text:list-item>
          <text:p text:style-name="P7">Для некоторых шаблонов скачивание доступно <text:span text:style-name="T3">только при подписке.</text:span></text:p>
        </text:list-item>
      </text:list>
      <text:p text:style-name="P3"><text:span text:style-name="T1"/></text:p>
      <text:p text:style-name="P2"><text:span text:style-name="T1">3. </text:span><text:span text:style-name="T2">CVMaker</text:span></text:p>
      <text:p text:style-name="P3"><text:span text:style-name="T1">Достоинства:</text:span></text:p>
      <text:list text:style-name="L5">
        <text:list-item>
          <text:p text:style-name="P10">Удобный интерфейс сайта.</text:p>
        </text:list-item>
        <text:list-item>
          <text:p text:style-name="P10">Не нужна регистрация.</text:p>
        </text:list-item>
        <text:list-item>
          <text:p text:style-name="P10">Возможно редактирование резюме после закрытия.</text:p>
        </text:list-item>
        <text:list-item>
          <text:p text:style-name="P10">Много шаблонов.</text:p>
        </text:list-item>
        <text:list-item>
          <text:p text:style-name="P10">Можно удалять и добавлять пункты.</text:p>
        </text:list-item>
      </text:list>
      <text:p text:style-name="P3"><text:span text:style-name="T1"/></text:p>
      <text:p text:style-name="P3"><text:span text:style-name="T1">Недостатки:</text:span></text:p>
      <text:list text:style-name="L6">
        <text:list-item>
          <text:p text:style-name="P11">Нет функции, чтобы одновременно было созданно несколько резюме.</text:p>
        </text:list-item>
        <text:list-item>
          <text:p text:style-name="P11">Есть платные функции.</text:p>
        </text:list-item>
      </text:list>
      <text:p text:style-name="P8"/>
      <text:p text:style-name="P8"/>
      <text:p text:style-name="P8">Для составления резюме, которое бы не занимало много времени, я бы использовала сервис<text:span text:style-name="T1"> Resumeup.</text:span> Он интуитивно понятен, есть множество разных шаблонов, поэтапно можно заполнить все важные пункты резюме и ничего не забыть.</text:p>
      <text:p text:style-name="P8"><text:soft-page-break/>Для составления оригинального резюме, которое будет выделяться среди других, я бы использовала<text:span text:style-name="T1"> Libre Office.</text:span> Можно самостоятельно составить резюме или найти в интернете шаблон, который можно отредактировать под себя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 officeooo:rsid="00116c5d" officeooo:paragraph-rsid="00116c5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Закаблукова Анастасия, ИВТ-1.1, сравнение резюме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22:37:40.011000000</meta:creation-date>
    <meta:generator>LibreOffice/24.2.6.2$Windows_X86_64 LibreOffice_project/ef66aa7e36a1bb8e65bfbc63aba53045a14d0871</meta:generator>
    <dc:date>2025-01-22T23:03:32.945000000</dc:date>
    <meta:editing-duration>PT9M12S</meta:editing-duration>
    <meta:editing-cycles>1</meta:editing-cycles>
    <meta:document-statistic meta:table-count="0" meta:image-count="0" meta:object-count="0" meta:page-count="2" meta:paragraph-count="32" meta:word-count="221" meta:character-count="1563" meta:non-whitespace-character-count="1393"/>
  </office:meta>
</office:document-meta>
</file>